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INEDO GADELHA, MARIA VIV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1605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68600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INEDO GADELHA, MARIA VIVIA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81605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777484</text:p>
          </table:table-cell>
          <table:table-cell table:style-name="Tabla2.D3" office:value-type="string">
            <text:p text:style-name="P17">22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36:5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